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clascher</text:p>
        </text:list-item>
        <text:list-item>
          <text:p text:style-name="P2">Team name: Team Alpha</text:p>
        </text:list-item>
        <text:list-item>
          <text:p text:style-name="P2">Today's date: 2016-07-06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GitHub</text:p>
        </text:list-item>
        <text:list-item>
          <text:p text:style-name="P3">Codeanywhere - command shell</text:p>
        </text:list-item>
        <text:list-item>
          <text:p text:style-name="P3">Markup</text:p>
          <text:list text:style-name="L4">
            <text:list-item>
              <text:p text:style-name="P4">Markdown</text:p>
            </text:list-item>
            <text:list-item>
              <text:p text:style-name="P4">HTML</text:p>
            </text:list-item>
          </text:list>
        </text:list-item>
        <text:list-item>
          <text:p text:style-name="P3">CSS</text:p>
        </text:list-item>
        <text:list-item>
          <text:p text:style-name="P3">Jekyll</text:p>
        </text:list-item>
        <text:list-item>
          <text:p text:style-name="P3">Pandoc</text:p>
        </text:list-item>
      </text:list>
      <text:h text:style-name="Heading_20_1" text:outline-level="1">Which have you found most potentially useful?</text:h>
      <text:list text:style-name="L5">
        <text:list-item>
          <text:p text:style-name="P5">Codeanywhere</text:p>
        </text:list-item>
        <text:list-item>
          <text:p text:style-name="P5">Markdown</text:p>
        </text:list-item>
      </text:list>
      <text:h text:style-name="Heading_20_2" text:outline-level="2">Why?</text:h>
      <text:p text:style-name="First_20_paragraph">I was <text:span text:style-name="T3">fascinated</text:span> by the idea of moving away from Microsoft Word, presented by you and in Pavel Iosad's article, "Getting off the Word Standard: Your Academic Life in Plain Text". I have not been that frustrated with MSWord, but I appreciate the distraction-free work environment writing in plaintext provides.</text:p>
      <text:h text:style-name="Heading_20_1" text:outline-level="1">What tools have been the most difficult to learn?</text:h>
      <text:list text:style-name="L6">
        <text:list-item>
          <text:p text:style-name="P6">Codeanywhere (<text:span text:style-name="T4">at</text:span><text:span text:style-name="T5"> </text:span><text:span text:style-name="T6">first</text:span>)</text:p>
        </text:list-item>
        <text:list-item>
          <text:p text:style-name="P6">HTML</text:p>
        </text:list-item>
      </text:list>
      <text:h text:style-name="Heading_20_2" text:outline-level="2">Why have they been particularly difficult to learn and use?</text:h>
      <text:p text:style-name="First_20_paragraph">Codeanywhere was difficult to use at first because it was so unlike anything I had ever used before. Now that I have more familiarity with it, I am not concerned. HTML is difficult for me to learn and use because it is not an intuitive language and there is so much room for error.</text:p>
      <text:h text:style-name="Heading_20_1" text:outline-level="1">What tools would you like to learn more about?</text:h>
      <text:list text:style-name="L7">
        <text:list-item>
          <text:p text:style-name="P7">Pandoc</text:p>
        </text:list-item>
        <text:list-item>
          <text:p text:style-name="P7">LaTeX/TeX</text:p>
        </text:list-item>
      </text:list>
      <text:p text:style-name="Horizontal_20_Line"/>
      <text:p text:style-name="First_20_paragraph"><text:span text:style-name="T7">When</text:span><text:span text:style-name="T8"> </text:span><text:span text:style-name="T9">you</text:span><text:span text:style-name="T10"> </text:span><text:span text:style-name="T11">are</text:span><text:span text:style-name="T12"> </text:span><text:span text:style-name="T13">finished</text:span><text:span text:style-name="T14"> </text:span><text:span text:style-name="T15">with</text:span><text:span text:style-name="T16"> </text:span><text:span text:style-name="T17">the</text:span><text:span text:style-name="T18"> </text:span><text:span text:style-name="T19">questions</text:span><text:span text:style-name="T20"> </text:span><text:span text:style-name="T21">in</text:span><text:span text:style-name="T22"> </text:span><text:span text:style-name="T23">file:</text:span></text:p>
      <text:list text:style-name="L8">
        <text:list-item>
          <text:p text:style-name="P8">I want you to change the name of the file to your GitHub username.</text:p>
        </text:list-item>
        <text:list-item>
          <text:p text:style-name="P8">You will then work as a group to convert the file to HTML, DOCX, and ODT formats, per the instructions in class.</text:p>
        </text:list-item>
        <text:list-item>
          <text:p text:style-name="P8">Then I want you to add, commit, and push your changes.</text:p>
        </text:list-item>
        <text:list-item>
          <text:p text:style-name="P8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